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17in"/>
    </style:style>
    <style:style style:name="co2" style:family="table-column">
      <style:table-column-properties fo:break-before="auto" style:column-width="0.772in"/>
    </style:style>
    <style:style style:name="co3" style:family="table-column">
      <style:table-column-properties fo:break-before="auto" style:column-width="5.0783in"/>
    </style:style>
    <style:style style:name="co4" style:family="table-column">
      <style:table-column-properties fo:break-before="auto" style:column-width="0.54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7.2209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2.5138in"/>
    </style:style>
    <style:style style:name="co12" style:family="table-column">
      <style:table-column-properties fo:break-before="auto" style:column-width="2.848in"/>
    </style:style>
    <style:style style:name="co13" style:family="table-column">
      <style:table-column-properties fo:break-before="auto" style:column-width="2.6571in"/>
    </style:style>
    <style:style style:name="co14" style:family="table-column">
      <style:table-column-properties fo:break-before="auto" style:column-width="1.3193in"/>
    </style:style>
    <style:style style:name="co15" style:family="table-column">
      <style:table-column-properties fo:break-before="auto" style:column-width="3.3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7" style:family="table-cell" style:parent-style-name="Default"/>
    <style:style style:name="ce10" style:family="table-cell" style:parent-style-name="Default"/>
    <style:style style:name="ce1" style:family="table-cell" style:parent-style-name="Default"/>
    <style:style style:name="ce9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12" style:family="table-cell" style:parent-style-name="Default"/>
    <style:style style:name="ce18" style:family="table-cell" style:parent-style-name="Default"/>
    <style:style style:name="ce13" style:family="table-cell" style:parent-style-name="Default"/>
    <style:style style:name="ce24" style:family="table-cell" style:parent-style-name="Default"/>
    <style:style style:name="ce8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333333"/>
    </style:style>
    <style:style style:name="ce27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29" style:family="table-cell" style:parent-style-name="Default">
      <style:map style:condition="cell-content()=0" style:apply-style-name="NoColor" style:base-cell-address="Fate.C32"/>
      <style:map style:condition="is-true-formula(COUNTIF([$Mechanics.A:.A]; [.C32]) = 0)" style:apply-style-name="LightRed" style:base-cell-address="Fate.C32"/>
    </style:style>
    <style:style style:name="ce30" style:family="table-cell" style:parent-style-name="Default">
      <style:map style:condition="cell-content()=0" style:apply-style-name="NoColor" style:base-cell-address="Fate.C33"/>
      <style:map style:condition="is-true-formula(COUNTIF([$Mechanics.A:.A]; [.C33]) = 0)" style:apply-style-name="LightRed" style:base-cell-address="Fate.C33"/>
    </style:style>
    <style:style style:name="ce32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34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36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37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38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39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40" style:family="table-cell" style:parent-style-name="Default">
      <style:map style:condition="cell-content()=0" style:apply-style-name="NoColor" style:base-cell-address="Fate.C427"/>
      <style:map style:condition="is-true-formula(COUNTIF([$Mechanics.A:.A]; [.C427]) = 0)" style:apply-style-name="LightRed" style:base-cell-address="Fate.C427"/>
    </style:style>
    <style:style style:name="ce35" style:family="table-cell" style:parent-style-name="Default">
      <style:map style:condition="cell-content()=0" style:apply-style-name="NoColor" style:base-cell-address="Fate.C487"/>
      <style:map style:condition="is-true-formula(COUNTIF([$Mechanics.A:.A]; [.C487]) = 0)" style:apply-style-name="LightRed" style:base-cell-address="Fate.C487"/>
    </style:style>
  </office:automatic-styles>
  <office:body>
    <office:spreadsheet>
      <table:calculation-settings table:automatic-find-labels="false" table:use-regular-expressions="false" table:use-wildcards="true"/>
      <table:table table:name="Mechanic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chanic 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Tags</text:p>
          </table:table-cell>
          <table:table-cell table:style-name="Default" office:value-type="string" calcext:value-type="string">
            <text:p>U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ct</text:p>
          </table:table-cell>
          <table:table-cell table:formula="of:=COUNTIF([$Fate.C:.C];[.A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attle</text:p>
          </table:table-cell>
          <table:table-cell table:formula="of:=COUNTIF([$Fate.C:.C];[.A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ttach, Court Card</text:p>
          </table:table-cell>
          <table:table-cell table:formula="of:=COUNTIF([$Fate.C:.C];[.A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ed Card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ttach, Court Card</text:p>
          </table:table-cell>
          <table:table-cell table:formula="of:=COUNTIF([$Fate.C:.C];[.A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light, Piece, Map</text:p>
          </table:table-cell>
          <table:table-cell table:formula="of:=COUNTIF([$Fate.C:.C];[.A6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 to Orde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</text:p>
          </table:table-cell>
          <table:table-cell table:formula="of:=COUNTIF([$Fate.C:.C];[.A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Flee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Ship, Map, Imperial Ship</text:p>
          </table:table-cell>
          <table:table-cell table:formula="of:=COUNTIF([$Fate.C:.C];[.A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si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Crisis, Event</text:p>
          </table:table-cell>
          <table:table-cell table:formula="of:=COUNTIF([$Fate.C:.C];[.A9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c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dict, Event, Imperial Council</text:p>
          </table:table-cell>
          <table:table-cell table:formula="of:=COUNTIF([$Fate.C:.C];[.A1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Action Card</text:p>
          </table:table-cell>
          <table:table-cell table:formula="of:=COUNTIF([$Fate.C:.C];[.A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 Di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Dice</text:p>
          </table:table-cell>
          <table:table-cell table:formula="of:=COUNTIF([$Fate.C:.C];[.A12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</text:p>
          </table:table-cell>
          <table:table-cell table:formula="of:=COUNTIF([$Fate.C:.C];[.A13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ing 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Summit</text:p>
          </table:table-cell>
          <table:table-cell table:formula="of:=COUNTIF([$Fate.C:.C];[.A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ving 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</text:p>
          </table:table-cell>
          <table:table-cell table:formula="of:=COUNTIF([$Fate.C:.C];[.A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te</text:p>
          </table:table-cell>
          <table:table-cell table:formula="of:=COUNTIF([$Fate.C:.C];[.A16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vor, Summit, Event</text:p>
          </table:table-cell>
          <table:table-cell table:formula="of:=COUNTIF([$Fate.C:.C];[.A17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gship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, Fate</text:p>
          </table:table-cell>
          <table:table-cell table:formula="of:=COUNTIF([$Fate.C:.C];[.A1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 Regen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Title</text:p>
          </table:table-cell>
          <table:table-cell table:formula="of:=COUNTIF([$Fate.C:.C];[.A19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l Objectives</text:p>
          </table:table-cell>
          <table:table-cell office:value-type="string" calcext:value-type="string">
            <text:p>Campaign</text:p>
          </table:table-cell>
          <table:table-cell table:style-name="ce7" office:value-type="string" calcext:value-type="string">
            <text:p>Objectives, Game Structure</text:p>
          </table:table-cell>
          <table:table-cell table:formula="of:=COUNTIF([$Fate.C:.C];[.A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State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ree State, Map, Piece, City, Starport</text:p>
          </table:table-cell>
          <table:table-cell table:formula="of:=COUNTIF([$Fate.C:.C];[.A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City</text:p>
          </table:table-cell>
          <table:table-cell office:value-type="string" calcext:value-type="string">
            <text:p>Campaign</text:p>
          </table:table-cell>
          <table:table-cell table:style-name="ce10" office:value-type="string" calcext:value-type="string">
            <text:p>Free State, Map, Piece, City</text:p>
          </table:table-cell>
          <table:table-cell table:formula="of:=COUNTIF([$Fate.C:.C];[.A22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Starport</text:p>
          </table:table-cell>
          <table:table-cell office:value-type="string" calcext:value-type="string">
            <text:p>Campaign</text:p>
          </table:table-cell>
          <table:table-cell table:style-name="ce1" office:value-type="string" calcext:value-type="string">
            <text:p>Free State, Map, Piece, Starport</text:p>
          </table:table-cell>
          <table:table-cell table:formula="of:=COUNTIF([$Fate.C:.C];[.A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Building</text:p>
          </table:table-cell>
          <table:table-cell office:value-type="string" calcext:value-type="string">
            <text:p>Campaign</text:p>
          </table:table-cell>
          <table:table-cell table:style-name="ce1" office:value-type="string" calcext:value-type="string">
            <text:p>Free State, Map, Piece, City, Starport</text:p>
          </table:table-cell>
          <table:table-cell table:formula="of:=COUNTIF([$Fate.C:.C];[.A2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zen Resourc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esource</text:p>
          </table:table-cell>
          <table:table-cell table:formula="of:=COUNTIF([$Fate.C:.C];[.A2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vern the Imperial Reac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dict, Event, Empire, Resource, Imperial Trust</text:p>
          </table:table-cell>
          <table:table-cell table:formula="of:=COUNTIF([$Fate.C:.C];[.A2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Ambition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mbition, Fate</text:p>
          </table:table-cell>
          <table:table-cell table:formula="of:=COUNTIF([$Fate.C:.C];[.A2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attle, Damage, Destroy, Hit</text:p>
          </table:table-cell>
          <table:table-cell table:formula="of:=COUNTIF([$Fate.C:.C];[.A28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Policy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Edict, Imperial Action</text:p>
          </table:table-cell>
          <table:table-cell table:formula="of:=COUNTIF([$Fate.C:.C];[.A29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Actio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Edict, Imperial Policy</text:p>
          </table:table-cell>
          <table:table-cell table:formula="of:=COUNTIF([$Fate.C:.C];[.A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Council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Court</text:p>
          </table:table-cell>
          <table:table-cell table:formula="of:=COUNTIF([$Fate.C:.C];[.A31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Demand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Imperial Trust, Resource</text:p>
          </table:table-cell>
          <table:table-cell table:formula="of:=COUNTIF([$Fate.C:.C];[.A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Law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Control, Action, Move, Battle, Tax, Catapult, Harm, Outlaw</text:p>
          </table:table-cell>
          <table:table-cell table:formula="of:=COUNTIF([$Fate.C:.C];[.A3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Ship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Piece, Ship</text:p>
          </table:table-cell>
          <table:table-cell table:formula="of:=COUNTIF([$Fate.C:.C];[.A3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Trus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Imperial Demand, Resource</text:p>
          </table:table-cell>
          <table:table-cell table:formula="of:=COUNTIF([$Fate.C:.C];[.A35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Regen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Title</text:p>
          </table:table-cell>
          <table:table-cell table:formula="of:=COUNTIF([$Fate.C:.C];[.A3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Lore</text:p>
          </table:table-cell>
          <table:table-cell table:formula="of:=COUNTIF([$Fate.C:.C];[.A37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otiation Actio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, Favor, Control, Court, Captive, Trophy, Favor, Resource, Empire</text:p>
          </table:table-cell>
          <table:table-cell table:formula="of:=COUNTIF([$Fate.C:.C];[.A3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Di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Dice</text:p>
          </table:table-cell>
          <table:table-cell table:formula="of:=COUNTIF([$Fate.C:.C];[.A3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Objective</text:p>
          </table:table-cell>
          <table:table-cell table:formula="of:=COUNTIF([$Fate.C:.C];[.A40]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 Card</text:p>
          </table:table-cell>
          <table:table-cell office:value-type="string" calcext:value-type="string">
            <text:p>Campaign</text:p>
          </table:table-cell>
          <table:table-cell table:style-name="ce9" office:value-type="string" calcext:value-type="string">
            <text:p>Objective</text:p>
          </table:table-cell>
          <table:table-cell table:formula="of:=COUNTIF([$Fate.C:.C];[.A4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law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Title</text:p>
          </table:table-cell>
          <table:table-cell table:formula="of:=COUNTIF([$Fate.C:.C];[.A4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cted Guild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Guild Card</text:p>
          </table:table-cell>
          <table:table-cell table:formula="of:=COUNTIF([$Fate.C:.C];[.A4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d Card Sui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Guild Card</text:p>
          </table:table-cell>
          <table:table-cell table:formula="of:=COUNTIF([$Fate.C:.C];[.A44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ttling Flagship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</text:p>
          </table:table-cell>
          <table:table-cell table:formula="of:=COUNTIF([$Fate.C:.C];[.A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rd Sheet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ecord Sheet</text:p>
          </table:table-cell>
          <table:table-cell table:formula="of:=COUNTIF([$Fate.C:.C];[.A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ution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te</text:p>
          </table:table-cell>
          <table:table-cell table:formula="of:=COUNTIF([$Fate.C:.C];[.A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les Bookle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ules Booklet</text:p>
          </table:table-cell>
          <table:table-cell table:formula="of:=COUNTIF([$Fate.C:.C];[.A4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crap</text:p>
          </table:table-cell>
          <table:table-cell table:formula="of:=COUNTIF([$Fate.C:.C];[.A49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i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, Event</text:p>
          </table:table-cell>
          <table:table-cell table:formula="of:=COUNTIF([$Fate.C:.C];[.A50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Title</text:p>
          </table:table-cell>
          <table:table-cell table:formula="of:=COUNTIF([$Fate.C:.C];[.A5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</text:p>
          </table:table-cell>
          <table:table-cell table:formula="of:=COUNTIF([$Fate.C:.C];[.A52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g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, Harm</text:p>
          </table:table-cell>
          <table:table-cell table:formula="of:=COUNTIF([$Fate.C:.C];[.A5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, Starport, City</text:p>
          </table:table-cell>
          <table:table-cell table:formula="of:=COUNTIF([$Fate.C:.C];[.A5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ning Ambition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mbition</text:p>
          </table:table-cell>
          <table:table-cell table:formula="of:=COUNTIF([$Fate.C:.C];[.A55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Hat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, City, Starport</text:p>
          </table:table-cell>
          <table:table-cell table:formula="of:=COUNTIF([$Fate.C:.C];[.A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attle, Action</text:p>
          </table:table-cell>
          <table:table-cell table:formula="of:=COUNTIF([$Fate.C:.C];[.A57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uild, Action</text:p>
          </table:table-cell>
          <table:table-cell table:formula="of:=COUNTIF([$Fate.C:.C];[.A58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Influence, Action</text:p>
          </table:table-cell>
          <table:table-cell table:formula="of:=COUNTIF([$Fate.C:.C];[.A59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Move, Action</text:p>
          </table:table-cell>
          <table:table-cell table:formula="of:=COUNTIF([$Fate.C:.C];[.A60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Repair, Action</text:p>
          </table:table-cell>
          <table:table-cell table:formula="of:=COUNTIF([$Fate.C:.C];[.A61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Secure, Action</text:p>
          </table:table-cell>
          <table:table-cell table:formula="of:=COUNTIF([$Fate.C:.C];[.A62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Tax, Action</text:p>
          </table:table-cell>
          <table:table-cell table:formula="of:=COUNTIF([$Fate.C:.C];[.A63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Agent</text:p>
          </table:table-cell>
          <table:table-cell table:formula="of:=COUNTIF([$Fate.C:.C];[.A64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ce Agent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Influence, Agent</text:p>
          </table:table-cell>
          <table:table-cell table:formula="of:=COUNTIF([$Fate.C:.C];[.A6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ury</text:p>
          </table:table-cell>
          <table:table-cell table:formula="of:=COUNTIF([$Fate.C:.C];[.A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Card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Action Card</text:p>
          </table:table-cell>
          <table:table-cell table:formula="of:=COUNTIF([$Fate.C:.C];[.A67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uc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6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nistra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gress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iza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acenc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7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coon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rant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per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7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ath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clared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are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re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 Bo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2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 Mark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 Place</text:p>
          </table:table-cell>
          <table:table-cell office:value-type="string" calcext:value-type="string">
            <text:p>Base</text:p>
          </table:table-cell>
          <table:table-cell table:style-name="ce12" office:value-type="string" calcext:value-type="string">
            <text:p>Ambition</text:p>
          </table:table-cell>
          <table:table-cell table:formula="of:=COUNTIF([$Fate.C:.C];[.A84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5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upply</text:p>
          </table:table-cell>
          <table:table-cell office:value-type="string" calcext:value-type="string">
            <text:p>Base</text:p>
          </table:table-cell>
          <table:table-cell table:style-name="ce18" office:value-type="string" calcext:value-type="string">
            <text:p>Resource</text:p>
          </table:table-cell>
          <table:table-cell table:formula="of:=COUNTIF([$Fate.C:.C];[.A8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pen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Gai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89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l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1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2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ionic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3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4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g 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ity</text:p>
          </table:table-cell>
          <table:table-cell table:formula="of:=COUNTIF([$Fate.C:.C];[.A97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 Power Bonu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ity</text:p>
          </table:table-cell>
          <table:table-cell table:formula="of:=COUNTIF([$Fate.C:.C];[.A9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lo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99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Resources from Cit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, City</text:p>
          </table:table-cell>
          <table:table-cell table:formula="of:=COUNTIF([$Fate.C:.C];[.A10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01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2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Damaged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pult Move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ing Rivals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, Rival, Tax</text:p>
          </table:table-cell>
          <table:table-cell table:formula="of:=COUNTIF([$Fate.C:.C];[.A1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0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 C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, Court Card, Court Deck</text:p>
          </table:table-cell>
          <table:table-cell table:formula="of:=COUNTIF([$Fate.C:.C];[.A10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 Dec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, Court Deck</text:p>
          </table:table-cell>
          <table:table-cell table:formula="of:=COUNTIF([$Fate.C:.C];[.A108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cing Agents on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sacking the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ing Cards from the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2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/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ling and Taking Dam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</text:p>
          </table:table-cell>
          <table:table-cell table:formula="of:=COUNTIF([$Fate.C:.C];[.A11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 Symbol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</text:p>
          </table:table-cell>
          <table:table-cell table:formula="of:=COUNTIF([$Fate.C:.C];[.A1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17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d C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uild Card</text:p>
          </table:table-cell>
          <table:table-cell table:formula="of:=COUNTIF([$Fate.C:.C];[.A118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, Map</text:p>
          </table:table-cell>
          <table:table-cell table:formula="of:=COUNTIF([$Fate.C:.C];[.A119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0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End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ng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zing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, Battle</text:p>
          </table:table-cell>
          <table:table-cell table:formula="of:=COUNTIF([$Fate.C:.C];[.A1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25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utrage</text:p>
          </table:table-cell>
          <table:table-cell table:formula="of:=COUNTIF([$Fate.C:.C];[.A126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oke Outr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utrage</text:p>
          </table:table-cell>
          <table:table-cell table:formula="of:=COUNTIF([$Fate.C:.C];[.A12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Piec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ild</text:p>
          </table:table-cell>
          <table:table-cell table:formula="of:=COUNTIF([$Fate.C:.C];[.A1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ttle</text:p>
          </table:table-cell>
          <table:table-cell table:formula="of:=COUNTIF([$Fate.C:.C];[.A12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0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ce Limi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32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ower</text:p>
          </table:table-cell>
          <table:table-cell table:formula="of:=COUNTIF([$Fate.C:.C];[.A133]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lud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lude</text:p>
          </table:table-cell>
          <table:table-cell table:formula="of:=COUNTIF([$Fate.C:.C];[.A13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lude Ac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lude</text:p>
          </table:table-cell>
          <table:table-cell table:formula="of:=COUNTIF([$Fate.C:.C];[.A13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6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 Co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 Limits of Raid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y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9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v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ival, Player</text:p>
          </table:table-cell>
          <table:table-cell table:formula="of:=COUNTIF([$Fate.C:.C];[.A140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po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, Pieces</text:p>
          </table:table-cell>
          <table:table-cell table:formula="of:=COUNTIF([$Fate.C:.C];[.A141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ships with Starpor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</text:p>
          </table:table-cell>
          <table:table-cell table:formula="of:=COUNTIF([$Fate.C:.C];[.A1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pul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, Move</text:p>
          </table:table-cell>
          <table:table-cell table:formula="of:=COUNTIF([$Fate.C:.C];[.A143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44])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breaker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6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 Scor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arlord, Trophy</text:p>
          </table:table-cell>
          <table:table-cell table:formula="of:=COUNTIF([$Fate.C:.C];[.A1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hip</text:p>
          </table:table-cell>
          <table:table-cell table:formula="of:=COUNTIF([$Fate.C:.C];[.A150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51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ing a Chap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Court Deck</text:p>
          </table:table-cell>
          <table:table-cell table:formula="of:=COUNTIF([$Fate.C:.C];[.A15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Discard Pile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pass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nt</text:p>
          </table:table-cell>
          <table:table-cell office:value-type="string" calcext:value-type="string">
            <text:p>Campaign</text:p>
          </table:table-cell>
          <table:table-cell table:style-name="Default" office:value-type="string" calcext:value-type="string">
            <text:p>Empire, First Regent</text:p>
          </table:table-cell>
          <table:table-cell table:formula="of:=COUNTIF([$Fate.C:.C];[.A157])"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Mechanics.C42:Mechanics.C67 Mechanics.C21:Mechanics.C21 Mechanics.C25:Mechanics.C40 Mechanics.C2:Mechanics.C19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3:Mechanics.C24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94:Mechanics.C152 Mechanics.C87:Mechanics.C88 Mechanics.C72:Mechanics.C83 Mechanics.C85:Mechanics.C85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68:Mechanics.C71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9:Mechanics.C93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41:Mechanics.C41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4:Mechanics.C84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6:Mechanics.C86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0:Mechanics.C20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2:Mechanics.C22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D2:Mechanics.D156 Mechanics.D157:Mechanics.D157">
            <calcext:color-scale>
              <calcext:color-scale-entry calcext:value="0" calcext:type="percentile" calcext:color="#ffffff"/>
              <calcext:color-scale-entry calcext:value="1" calcext:type="number" calcext:color="#2a6099"/>
              <calcext:color-scale-entry calcext:value="50" calcext:type="number" calcext:color="#ff0000"/>
            </calcext:color-scale>
          </calcext:conditional-format>
        </calcext:conditional-formats>
      </table:table>
      <table:table table:name="Fat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ce8" office:value-type="string" calcext:value-type="string">
            <text:p>Stew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chanics us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es</text:p>
          </table:table-cell>
          <table:table-cell/>
        </table:table-row>
        <table:table-row-group>
          <table:table-row table:style-name="ro2">
            <table:table-cell office:value-type="string" calcext:value-type="string">
              <text:p>Rules for You</text:p>
            </table:table-cell>
            <table:table-cell office:value-type="string" calcext:value-type="string">
              <text:p>Imperial Authority</text:p>
            </table:table-cell>
            <table:table-cell table:style-name="ce27" office:value-type="string" calcext:value-type="string">
              <text:p>Tax</text:p>
            </table:table-cell>
            <table:table-cell office:value-type="string" calcext:value-type="string">
              <text:p>F102</text:p>
            </table:table-cell>
            <table:table-cell office:value-type="string" calcext:value-type="string">
              <text:p>Tax any imperial city</text:p>
              <text:p>Ignoring presence and truce law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office:value-type="string" calcext:value-type="string">
              <text:p>F103</text:p>
            </table:table-cell>
            <table:table-cell table:number-columns-repeated="2"/>
          </table:table-row>
          <table:table-row table:style-name="ro1">
            <table:table-cell/>
            <table:table-cell office:value-type="string" calcext:value-type="string">
              <text:p>Dealmakers</text:p>
            </table:table-cell>
            <table:table-cell table:style-name="ce27" office:value-type="string" calcext:value-type="string">
              <text:p>Secure</text:p>
            </table:table-cell>
            <table:table-cell/>
            <table:table-cell office:value-type="string" calcext:value-type="string">
              <text:p>Giving people Guild Card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nsolidate Your Imperial Power</text:p>
            </table:table-cell>
            <table:table-cell table:style-name="ce27" office:value-type="string" calcext:value-type="string">
              <text:p>Winning Ambitions</text:p>
            </table:table-cell>
            <table:table-cell office:value-type="string" calcext:value-type="string">
              <text:p>F1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Imperial Protectors</text:p>
            </table:table-cell>
            <table:table-cell table:style-name="ce27" office:value-type="string" calcext:value-type="string">
              <text:p>Blight</text:p>
            </table:table-cell>
            <table:table-cell office:value-type="string" calcext:value-type="string">
              <text:p>F108</text:p>
            </table:table-cell>
            <table:table-cell office:value-type="string" calcext:value-type="string">
              <text:p>Entices Imperial expans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mperial Quorum</text:p>
            </table:table-cell>
            <table:table-cell table:style-name="ce27" office:value-type="string" calcext:value-type="string">
              <text:p>Edict</text:p>
            </table:table-cell>
            <table:table-cell office:value-type="string" calcext:value-type="string">
              <text:p>F113</text:p>
            </table:table-cell>
            <table:table-cell office:value-type="string" calcext:value-type="string">
              <text:p>Imperial infighting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overn the Imperial Re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Hunter Squads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107</text:p>
            </table:table-cell>
            <table:table-cell office:value-type="string" calcext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at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i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Tax Collectors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106</text:p>
            </table:table-cell>
            <table:table-cell office:value-type="string" calcext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9" office:value-type="string" calcext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0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uncil Intrigue</text:p>
            </table:table-cell>
            <table:table-cell table:style-name="ce32" office:value-type="string" calcext:value-type="string">
              <text:p>Imperial Council</text:p>
            </table:table-cell>
            <table:table-cell office:value-type="string" calcext:value-type="string">
              <text:p>CC12</text:p>
            </table:table-cell>
            <table:table-cell office:value-type="string" calcext:value-type="string">
              <text:p>Harder to control Council</text:p>
            </table:table-cell>
            <table:table-cell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xpand the Empire</text:p>
            </table:table-cell>
            <table:table-cell table:style-name="ce32" office:value-type="string" calcext:value-type="string">
              <text:p>First Regent</text:p>
            </table:table-cell>
            <table:table-cell office:value-type="string" calcext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nsure the Emperor’s Tribute</text:p>
            </table:table-cell>
            <table:table-cell table:style-name="ce32" office:value-type="string" calcext:value-type="string">
              <text:p>Resource</text:p>
            </table:table-cell>
            <table:table-cell office:value-type="string" calcext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Imperial Sponsor</text:p>
            </table:table-cell>
            <table:table-cell table:style-name="ce32" office:value-type="string" calcext:value-type="string">
              <text:p>Undeclared Ambition</text:p>
            </table:table-cell>
            <table:table-cell office:value-type="string" calcext:value-type="string">
              <text:p>F12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vern with Authority</text:p>
            </table:table-cell>
            <table:table-cell table:style-name="ce32" office:value-type="string" calcext:value-type="string">
              <text:p>Outlaw</text:p>
            </table:table-cell>
            <table:table-cell office:value-type="string" calcext:value-type="string">
              <text:p>F124</text:p>
            </table:table-cell>
            <table:table-cell office:value-type="string" calcext:value-type="string">
              <text:p>Outlaws are influenced by governing too</text:p>
            </table:table-cell>
            <table:table-cell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rand Ambition 1</text:p>
            </table:table-cell>
            <table:table-cell table:style-name="ce32" office:value-type="string" calcext:value-type="string">
              <text:p>Imperial Regent</text:p>
            </table:table-cell>
            <table:table-cell office:value-type="string" calcext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rand Ambition 2</text:p>
            </table:table-cell>
            <table:table-cell table:style-name="ce32" office:value-type="string" calcext:value-type="string">
              <text:p>First Regent</text:p>
            </table:table-cell>
            <table:table-cell office:value-type="string" calcext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4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4"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6"/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Founder</text:p>
          </table:table-cell>
          <table:table-cell office:value-type="string" calcext:value-type="string">
            <text:p>A</text:p>
          </table:table-cell>
          <table:table-cell table:style-name="ce3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Parade Fleets</text:p>
            </table:table-cell>
            <table:table-cell table:style-name="ce37" office:value-type="string" calcext:value-type="string">
              <text:p>Declare Ambition</text:p>
            </table:table-cell>
            <table:table-cell office:value-type="string" calcext:value-type="string">
              <text:p>F2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nspire Confidence in the Cause</text:p>
            </table:table-cell>
            <table:table-cell table:style-name="ce37" office:value-type="string" calcext:value-type="string">
              <text:p>Outlaw</text:p>
            </table:table-cell>
            <table:table-cell office:value-type="string" calcext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Defy the Empire’s Grip</text:p>
            </table:table-cell>
            <table:table-cell table:style-name="ce37" office:value-type="string" calcext:value-type="string">
              <text:p>Outlaw</text:p>
            </table:table-cell>
            <table:table-cell office:value-type="string" calcext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Book of Liberation</text:p>
            </table:table-cell>
            <table:table-cell table:style-name="ce37" office:value-type="string" calcext:value-type="string">
              <text:p>Harm</text:p>
            </table:table-cell>
            <table:table-cell office:value-type="string" calcext:value-type="string">
              <text:p>F2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Buil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olitical Intrigue</text:p>
            </table:table-cell>
            <table:table-cell table:style-name="ce37" office:value-type="string" calcext:value-type="string">
              <text:p>Favor</text:p>
            </table:table-cell>
            <table:table-cell office:value-type="string" calcext:value-type="string">
              <text:p>F2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nstruction Union</text:p>
            </table:table-cell>
            <table:table-cell table:style-name="ce37" office:value-type="string" calcext:value-type="string">
              <text:p>Action Card</text:p>
            </table:table-cell>
            <table:table-cell office:value-type="string" calcext:value-type="string">
              <text:p>F2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nstruction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ounder of the Commonwealth</text:p>
            </table:table-cell>
            <table:table-cell table:style-name="ce37" office:value-type="string" calcext:value-type="string">
              <text:p>Ambition Marker</text:p>
            </table:table-cell>
            <table:table-cell office:value-type="string" calcext:value-type="string">
              <text:p>F2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mbition B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mmonwealth Ambition</text:p>
            </table:table-cell>
            <table:table-cell table:style-name="ce37" office:value-type="string" calcext:value-type="string">
              <text:p>Ambition Marker</text:p>
            </table:table-cell>
            <table:table-cell office:value-type="string" calcext:value-type="string">
              <text:p>F2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all for Armistice</text:p>
            </table:table-cell>
            <table:table-cell table:style-name="ce37" office:value-type="string" calcext:value-type="string">
              <text:p>Power</text:p>
            </table:table-cell>
            <table:table-cell office:value-type="string" calcext:value-type="string">
              <text:p>F2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rmistice</text:p>
            </table:table-cell>
            <table:table-cell table:style-name="ce37" office:value-type="string" calcext:value-type="string">
              <text:p>Court</text:p>
            </table:table-cell>
            <table:table-cell office:value-type="string" calcext:value-type="string">
              <text:p>F2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ember of the Commonwealth</text:p>
            </table:table-cell>
            <table:table-cell table:style-name="ce37" office:value-type="string" calcext:value-type="string">
              <text:p>Free Building</text:p>
            </table:table-cell>
            <table:table-cell office:value-type="string" calcext:value-type="string">
              <text:p>F21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Spirit of Freedom</text:p>
            </table:table-cell>
            <table:table-cell table:style-name="ce37" office:value-type="string" calcext:value-type="string">
              <text:p>Secure</text:p>
            </table:table-cell>
            <table:table-cell office:value-type="string" calcext:value-type="string">
              <text:p>F22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ss Call for Armistice</text:p>
            </table:table-cell>
            <table:table-cell table:style-name="ce37" office:value-type="string" calcext:value-type="string">
              <text:p>Power</text:p>
            </table:table-cell>
            <table:table-cell office:value-type="string" calcext:value-type="string">
              <text:p>F22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reedom Fighters</text:p>
            </table:table-cell>
            <table:table-cell table:style-name="ce37" office:value-type="string" calcext:value-type="string">
              <text:p>Battle</text:p>
            </table:table-cell>
            <table:table-cell office:value-type="string" calcext:value-type="string">
              <text:p>F22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Destro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Dam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8" office:value-type="string" calcext:value-type="string">
              <text:p>Imperial Fle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ecure Freedom for All 1</text:p>
            </table:table-cell>
            <table:table-cell table:style-name="ce39" office:value-type="string" calcext:value-type="string">
              <text:p>Winning Ambitions</text:p>
            </table:table-cell>
            <table:table-cell office:value-type="string" calcext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cure Freedom for All 2</text:p>
            </table:table-cell>
            <table:table-cell table:style-name="ce39" office:value-type="string" calcext:value-type="string">
              <text:p>Winning Ambitions</text:p>
            </table:table-cell>
            <table:table-cell office:value-type="string" calcext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Magnate</text:p>
          </table:table-cell>
          <table:table-cell office:value-type="string" calcext:value-type="string">
            <text:p>A</text:p>
          </table:table-cell>
          <table:table-cell table:style-name="ce39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Merchant League</text:p>
            </table:table-cell>
            <table:table-cell table:style-name="ce39" office:value-type="string" calcext:value-type="string">
              <text:p>Crisis</text:p>
            </table:table-cell>
            <table:table-cell office:value-type="string" calcext:value-type="string">
              <text:p>F3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Frozen 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 Objective 1</text:p>
            </table:table-cell>
            <table:table-cell table:style-name="ce39" office:value-type="string" calcext:value-type="string">
              <text:p>Summit</text:p>
            </table:table-cell>
            <table:table-cell office:value-type="string" calcext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 Objective 1</text:p>
            </table:table-cell>
            <table:table-cell table:style-name="ce39" office:value-type="string" calcext:value-type="string">
              <text:p>Summit</text:p>
            </table:table-cell>
            <table:table-cell office:value-type="string" calcext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Elder Broker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3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lic Fence</text:p>
            </table:table-cell>
            <table:table-cell office:value-type="string" calcext:value-type="string">
              <text:p>Relic</text:p>
            </table:table-cell>
            <table:table-cell office:value-type="string" calcext:value-type="string">
              <text:p>F3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rison Warden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3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terial Cartel</text:p>
            </table:table-cell>
            <table:table-cell office:value-type="string" calcext:value-type="string">
              <text:p>Material</text:p>
            </table:table-cell>
            <table:table-cell office:value-type="string" calcext:value-type="string">
              <text:p>F3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uel Cartel</text:p>
            </table:table-cell>
            <table:table-cell office:value-type="string" calcext:value-type="string">
              <text:p>Fuel</text:p>
            </table:table-cell>
            <table:table-cell office:value-type="string" calcext:value-type="string">
              <text:p>F3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eapon Cartel</text:p>
            </table:table-cell>
            <table:table-cell office:value-type="string" calcext:value-type="string">
              <text:p>Rival</text:p>
            </table:table-cell>
            <table:table-cell office:value-type="string" calcext:value-type="string">
              <text:p>F3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sionic Cartel</text:p>
            </table:table-cell>
            <table:table-cell office:value-type="string" calcext:value-type="string">
              <text:p>Psionic</text:p>
            </table:table-cell>
            <table:table-cell office:value-type="string" calcext:value-type="string">
              <text:p>F3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lic Cartel</text:p>
            </table:table-cell>
            <table:table-cell office:value-type="string" calcext:value-type="string">
              <text:p>Relic</text:p>
            </table:table-cell>
            <table:table-cell office:value-type="string" calcext:value-type="string">
              <text:p>F3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I Objective 1</text:p>
            </table:table-cell>
            <table:table-cell office:value-type="string" calcext:value-type="string">
              <text:p>Resource Supply</text:p>
            </table:table-cell>
            <table:table-cell office:value-type="string" calcext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gnate Act II Objective 2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terial Monopoly</text:p>
            </table:table-cell>
            <table:table-cell office:value-type="string" calcext:value-type="string">
              <text:p>Material</text:p>
            </table:table-cell>
            <table:table-cell office:value-type="string" calcext:value-type="string">
              <text:p>F3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uel Monopoly</text:p>
            </table:table-cell>
            <table:table-cell table:style-name="ce39" office:value-type="string" calcext:value-type="string">
              <text:p>Fuel</text:p>
            </table:table-cell>
            <table:table-cell office:value-type="string" calcext:value-type="string">
              <text:p>F3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Relic Monopoly</text:p>
            </table:table-cell>
            <table:table-cell table:style-name="ce39" office:value-type="string" calcext:value-type="string">
              <text:p>Relic</text:p>
            </table:table-cell>
            <table:table-cell office:value-type="string" calcext:value-type="string">
              <text:p>F3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sionic Monopoly</text:p>
            </table:table-cell>
            <table:table-cell table:style-name="ce39" office:value-type="string" calcext:value-type="string">
              <text:p>Psionic</text:p>
            </table:table-cell>
            <table:table-cell office:value-type="string" calcext:value-type="string">
              <text:p>F31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Weapon Monopoly</text:p>
            </table:table-cell>
            <table:table-cell table:style-name="ce39" office:value-type="string" calcext:value-type="string">
              <text:p>Summit</text:p>
            </table:table-cell>
            <table:table-cell office:value-type="string" calcext:value-type="string">
              <text:p>F3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ain Monopolies</text:p>
            </table:table-cell>
            <table:table-cell office:value-type="string" calcext:value-type="string">
              <text:p>Ambition Box</text:p>
            </table:table-cell>
            <table:table-cell office:value-type="string" calcext:value-type="string">
              <text:p>F3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onopoly Consent</text:p>
            </table:table-cell>
            <table:table-cell office:value-type="string" calcext:value-type="string">
              <text:p>Call to Order</text:p>
            </table:table-cell>
            <table:table-cell office:value-type="string" calcext:value-type="string">
              <text:p>F3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ar Profiteering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3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Prospector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32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9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xtortion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32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Grand Ambition</text:p>
            </table:table-cell>
            <table:table-cell office:value-type="string" calcext:value-type="string">
              <text:p>Resource</text:p>
            </table:table-cell>
            <table:table-cell office:value-type="string" calcext:value-type="string">
              <text:p>F3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losed Economy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326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Open Economy</text:p>
            </table:table-cell>
            <table:table-cell table:style-name="ce27" office:value-type="string" calcext:value-type="string">
              <text:p>Loyal</text:p>
            </table:table-cell>
            <table:table-cell office:value-type="string" calcext:value-type="string">
              <text:p>F326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Advocate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Advocate Act I Objective</text:p>
            </table:table-cell>
            <table:table-cell/>
            <table:table-cell office:value-type="string" calcext:value-type="string">
              <text:p>F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elude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Investigato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Overseer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Material Liaison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Fuel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Weapons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Relic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sionic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ath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Diplomatic Fiasco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tected Guild Card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dvocate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4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dvocate's Demand</text:p>
            </table:table-cell>
            <table:table-cell office:value-type="string" calcext:value-type="string">
              <text:p>Favor</text:p>
            </table:table-cell>
            <table:table-cell office:value-type="string" calcext:value-type="string">
              <text:p>F4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Negotiations</text:p>
            </table:table-cell>
            <table:table-cell office:value-type="string" calcext:value-type="string">
              <text:p>Favor</text:p>
            </table:table-cell>
            <table:table-cell office:value-type="string" calcext:value-type="string">
              <text:p>F4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aid Co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uild Fair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Material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Fuel Guildmasters</text:p>
            </table:table-cell>
            <table:table-cell office:value-type="string" calcext:value-type="string">
              <text:p>Fuel</text:p>
            </table:table-cell>
            <table:table-cell office:value-type="string" calcext:value-type="string">
              <text:p>F4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Weapons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Relic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sionic Guildmasters</text:p>
            </table:table-cell>
            <table:table-cell office:value-type="string" calcext:value-type="string">
              <text:p>Empath Ambition</text:p>
            </table:table-cell>
            <table:table-cell office:value-type="string" calcext:value-type="string">
              <text:p>F42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uild Loyalty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uild Supremacy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Score Ambiti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dvocate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423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 table:style-name="ce8" office:value-type="string" calcext:value-type="string">
            <text:p>Caretaker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Caretaker Act I Objective</text:p>
            </table:table-cell>
            <table:table-cell office:value-type="string" calcext:value-type="string">
              <text:p>Winning Ambitions</text:p>
            </table:table-cell>
            <table:table-cell office:value-type="string" calcext:value-type="string">
              <text:p>F5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elu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 Beacon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5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olem Hearth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tone-Speakers</text:p>
            </table:table-cell>
            <table:table-cell office:value-type="string" calcext:value-type="string">
              <text:p>Edict</text:p>
            </table:table-cell>
            <table:table-cell office:value-type="string" calcext:value-type="string">
              <text:p>F5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s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5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olem Actions</text:p>
            </table:table-cell>
            <table:table-cell office:value-type="string" calcext:value-type="string">
              <text:p>Armor</text:p>
            </table:table-cell>
            <table:table-cell office:value-type="string" calcext:value-type="string">
              <text:p>F5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Caretaker Act I Resolution</text:p>
            </table:table-cell>
            <table:table-cell office:value-type="string" calcext:value-type="string">
              <text:p>Lore</text:p>
            </table:table-cell>
            <table:table-cell office:value-type="string" calcext:value-type="string">
              <text:p>F5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Harvester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Seeker</text:p>
            </table:table-cell>
            <table:table-cell table:style-name="ce40" office:value-type="string" calcext:value-type="string">
              <text:p>Cluster</text:p>
            </table:table-cell>
            <table:table-cell office:value-type="string" calcext:value-type="string">
              <text:p>F5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Protector</text:p>
            </table:table-cell>
            <table:table-cell table:style-name="ce40" office:value-type="string" calcext:value-type="string">
              <text:p>Crisis</text:p>
            </table:table-cell>
            <table:table-cell office:value-type="string" calcext:value-type="string">
              <text:p>F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Warrior</text:p>
            </table:table-cell>
            <table:table-cell table:style-name="ce40" office:value-type="string" calcext:value-type="string">
              <text:p>Crisis</text:p>
            </table:table-cell>
            <table:table-cell office:value-type="string" calcext:value-type="string">
              <text:p>F5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aretaker Act II Objective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5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0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ibrarians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0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Knowledge Set Free</text:p>
            </table:table-cell>
            <table:table-cell/>
            <table:table-cell office:value-type="string" calcext:value-type="string">
              <text:p>F5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Negotiation Ac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0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olem Worship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5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retaker Act III Objective</text:p>
            </table:table-cell>
            <table:table-cell/>
            <table:table-cell office:value-type="string" calcext:value-type="string">
              <text:p>F520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0"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0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s Sate Their Appetit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521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0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Partisan</text:p>
          </table:table-cell>
          <table:table-cell office:value-type="string" calcext:value-type="string">
            <text:p>A</text:p>
          </table:table-cell>
          <table:table-cell table:style-name="ce40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Partisan Act I Objective</text:p>
            </table:table-cell>
            <table:table-cell office:value-type="string" calcext:value-type="string">
              <text:p>Initiative</text:p>
            </table:table-cell>
            <table:table-cell office:value-type="string" calcext:value-type="string">
              <text:p>F6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nformants</text:p>
            </table:table-cell>
            <table:table-cell table:style-name="ce35"/>
            <table:table-cell office:value-type="string" calcext:value-type="string">
              <text:p>F6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Seizing</text:p>
            </table:table-cell>
            <table:table-cell table:style-name="ce35"/>
            <table:table-cell office:value-type="string" calcext:value-type="string">
              <text:p>F6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Loyal Engineers</text:p>
            </table:table-cell>
            <table:table-cell table:style-name="ce35"/>
            <table:table-cell office:value-type="string" calcext:value-type="string">
              <text:p>F6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Pilots</text:p>
            </table:table-cell>
            <table:table-cell table:style-name="ce35"/>
            <table:table-cell office:value-type="string" calcext:value-type="string">
              <text:p>F6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Marines</text:p>
            </table:table-cell>
            <table:table-cell table:style-name="ce35"/>
            <table:table-cell office:value-type="string" calcext:value-type="string">
              <text:p>F6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Empaths</text:p>
            </table:table-cell>
            <table:table-cell table:style-name="ce35"/>
            <table:table-cell office:value-type="string" calcext:value-type="string">
              <text:p>F6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Keepers</text:p>
            </table:table-cell>
            <table:table-cell table:style-name="ce35"/>
            <table:table-cell office:value-type="string" calcext:value-type="string">
              <text:p>F6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alactic Bards</text:p>
            </table:table-cell>
            <table:table-cell table:style-name="ce35" office:value-type="string" calcext:value-type="string">
              <text:p>Action Card</text:p>
            </table:table-cell>
            <table:table-cell office:value-type="string" calcext:value-type="string">
              <text:p>F6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urpas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ivo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Outrage Spreads</text:p>
            </table:table-cell>
            <table:table-cell table:style-name="ce35" office:value-type="string" calcext:value-type="string">
              <text:p>Crisis</text:p>
            </table:table-cell>
            <table:table-cell office:value-type="string" calcext:value-type="string">
              <text:p>F6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Act II Objective</text:p>
            </table:table-cell>
            <table:table-cell table:style-name="ce35" office:value-type="string" calcext:value-type="string">
              <text:p>Action Card</text:p>
            </table:table-cell>
            <table:table-cell office:value-type="string" calcext:value-type="string">
              <text:p>F615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Seizing</text:p>
            </table:table-cell>
            <table:table-cell table:style-name="ce35" office:value-type="string" calcext:value-type="string">
              <text:p>Action Card</text:p>
            </table:table-cell>
            <table:table-cell office:value-type="string" calcext:value-type="string">
              <text:p>F6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eople's Hero</text:p>
            </table:table-cell>
            <table:table-cell table:style-name="ce35" office:value-type="string" calcext:value-type="string">
              <text:p>Guild Card</text:p>
            </table:table-cell>
            <table:table-cell office:value-type="string" calcext:value-type="string">
              <text:p>F6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uilds Decry Terror</text:p>
            </table:table-cell>
            <table:table-cell table:style-name="ce35" office:value-type="string" calcext:value-type="string">
              <text:p>Court Deck</text:p>
            </table:table-cell>
            <table:table-cell office:value-type="string" calcext:value-type="string">
              <text:p>F6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mperial Counci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Terror Strike</text:p>
            </table:table-cell>
            <table:table-cell table:style-name="ce35" office:value-type="string" calcext:value-type="string">
              <text:p>Court Deck</text:p>
            </table:table-cell>
            <table:table-cell office:value-type="string" calcext:value-type="string">
              <text:p>F6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Act III Objective</text:p>
            </table:table-cell>
            <table:table-cell table:style-name="ce35" office:value-type="string" calcext:value-type="string">
              <text:p>Guild Card</text:p>
            </table:table-cell>
            <table:table-cell office:value-type="string" calcext:value-type="string">
              <text:p>F624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ower of Division</text:p>
            </table:table-cell>
            <table:table-cell table:style-name="ce35" office:value-type="string" calcext:value-type="string">
              <text:p>Agent</text:p>
            </table:table-cell>
            <table:table-cell office:value-type="string" calcext:value-type="string">
              <text:p>F62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Admiral</text:p>
          </table:table-cell>
          <table:table-cell office:value-type="string" calcext:value-type="string">
            <text:p>A</text:p>
          </table:table-cell>
          <table:table-cell table:style-name="ce35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Admiral Act I Objective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7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overn the Imperial Reac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mperial Officer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Use Imperial Foundries</text:p>
            </table:table-cell>
            <table:table-cell office:value-type="string" calcext:value-type="string">
              <text:p>Loyal</text:p>
            </table:table-cell>
            <table:table-cell office:value-type="string" calcext:value-type="string">
              <text:p>F7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Honor Guard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7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ogue Admiral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ourt Enforc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7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mperial Defector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7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Admiral Act II Objectiv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712B</text:p>
              <text:p>F7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ommand Chao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7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Mass Uprising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7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dmiral Act III Objective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19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rtial Law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7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Fle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Believer</text:p>
          </table:table-cell>
          <table:table-cell office:value-type="string" calcext:value-type="string">
            <text:p>A</text:p>
          </table:table-cell>
          <table:table-cell table:style-name="ce35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Believer Act I Objectiv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aithful Disciples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preading the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aithful Cards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uralistic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The Young Light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ot to Kidnap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eliever Act II Objectiv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0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ules Bookl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t Doctrin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e of Zeal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822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clare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e of Wisdom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82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clare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al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The Prophet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t Lay Doctrin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pressed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eliever Act III Objective</text:p>
            </table:table-cell>
            <table:table-cell office:value-type="string" calcext:value-type="string">
              <text:p>Ambition Marker</text:p>
            </table:table-cell>
            <table:table-cell office:value-type="string" calcext:value-type="string">
              <text:p>F829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minant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3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the Faith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83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calcext:value-type="string">
            <text:p>Pathfinder</text:p>
          </table:table-cell>
          <table:table-cell office:value-type="string" calcext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Uncovering Clues</text:p>
            </table:table-cell>
            <table:table-cell table:style-name="ce27" office:value-type="string" calcext:value-type="string">
              <text:p>Flagship</text:p>
            </table:table-cell>
            <table:table-cell office:value-type="string" calcext:value-type="string">
              <text:p>F9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Spen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lan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Gain</text:p>
            </table:table-cell>
            <table:table-cell/>
            <table:table-cell office:value-type="string" calcext:value-type="string">
              <text:p>Do the pathfinder thing while still advancing your posit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lipstream Drive</text:p>
            </table:table-cell>
            <table:table-cell table:style-name="ce27" office:value-type="string" calcext:value-type="string">
              <text:p>Catapul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Hull</text:p>
            </table:table-cell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H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Upgra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ilgrims</text:p>
            </table:table-cell>
            <table:table-cell table:style-name="ce27" office:value-type="string" calcext:value-type="string">
              <text:p>Loyal</text:p>
            </table:table-cell>
            <table:table-cell office:value-type="string" calcext:value-type="string">
              <text:p>F9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Use the Portal</text:p>
            </table:table-cell>
            <table:table-cell table:style-name="ce27"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bjective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Deck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eek the Portal</text:p>
            </table:table-cell>
            <table:table-cell table:style-name="ce27" office:value-type="string" calcext:value-type="string">
              <text:p>Control</text:p>
            </table:table-cell>
            <table:table-cell office:value-type="string" calcext:value-type="string">
              <text:p>F909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Deck</text:p>
            </table:table-cell>
            <table:table-cell/>
            <table:table-cell office:value-type="string" calcext:value-type="string">
              <text:p>Rival scoring. Influence auction like where you score for Rival pieces basically. You can suck up Rival pieces ships.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calcext:value-type="string">
            <text:p>Hegemon</text:p>
          </table:table-cell>
          <table:table-cell office:value-type="string" calcext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Hegemon Act 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0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ting Banner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anners of Hegemony</text:p>
            </table:table-cell>
            <table:table-cell office:value-type="string" calcext:value-type="string">
              <text:p>Flagship</text:p>
            </table:table-cell>
            <table:table-cell office:value-type="string" calcext:value-type="string">
              <text:p>F10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ong of the Banner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Mind Managers</text:p>
            </table:table-cell>
            <table:table-cell office:value-type="string" calcext:value-type="string">
              <text:p>Influence</text:p>
            </table:table-cell>
            <table:table-cell office:value-type="string" calcext:value-type="string">
              <text:p>F10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rison Warden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gainst Hegemony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0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egemon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01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rant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appy Host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0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Planet Break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lanet Breaker Act II Objective</text:p>
            </table:table-cell>
            <table:table-cell office:value-type="string" calcext:value-type="string">
              <text:p>Map</text:p>
            </table:table-cell>
            <table:table-cell office:value-type="string" calcext:value-type="string">
              <text:p>F11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ycopha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1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ammer Fragme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103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epai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World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103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et Hammer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1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orge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aze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ead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st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eart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lanet-Eater Loos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1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et Breaker Act III Objective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Pirate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irate Act II Setup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2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Hoard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2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Building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aid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Fleet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2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irate Smuggl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ll to Action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12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ilver-Tongue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12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Grand Ambition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1208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-group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umors Spread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umors of the Haven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haring Rumo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Negotiation Ac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Blight Speak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Blight Speaker Act II Setup</text:p>
            </table:table-cell>
            <table:table-cell office:value-type="string" calcext:value-type="string">
              <text:p>Loyal</text:p>
            </table:table-cell>
            <table:table-cell office:value-type="string" calcext:value-type="string">
              <text:p>F13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pore Ships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Blight Speaker Act II Resolution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Fur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3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Number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Hunter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3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stro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Purg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Panic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3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Looms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I Setup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2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Hunger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3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rand 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Pacifist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acifist Act 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itnesses</text:p>
            </table:table-cell>
            <table:table-cell office:value-type="string" calcext:value-type="string">
              <text:p>Catapult</text:p>
            </table:table-cell>
            <table:table-cell office:value-type="string" calcext:value-type="string">
              <text:p>F14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ell of Empath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403</text:p>
            </table:table-cell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Psionic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sionic Liaison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4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ath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tinerant Empaths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14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cifist Act I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08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mpathy for All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4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10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concile with the Outraged</text:p>
            </table:table-cell>
            <table:table-cell office:value-type="string" calcext:value-type="string">
              <text:p>Call to Order</text:p>
            </table:table-cell>
            <table:table-cell office:value-type="string" calcext:value-type="string">
              <text:p>F14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buke of the Empath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ozen Resourc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Peacekeep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eacekeeper Act II Setup</text:p>
            </table:table-cell>
            <table:table-cell office:value-type="string" calcext:value-type="string">
              <text:p>Ship</text:p>
            </table:table-cell>
            <table:table-cell office:value-type="string" calcext:value-type="string">
              <text:p>F15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keeper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5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Oath of Peac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5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ival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rsenal Keepers</text:p>
            </table:table-cell>
            <table:table-cell office:value-type="string" calcext:value-type="string">
              <text:p>Imperial Trust</text:p>
            </table:table-cell>
            <table:table-cell office:value-type="string" calcext:value-type="string">
              <text:p>F15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Arms Interest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5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keeper Act III Objective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07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easefire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5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mpire Balks at Peace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 Dividend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eace Dividends</text:p>
            </table:table-cell>
            <table:table-cell office:value-type="string" calcext:value-type="string">
              <text:p>System</text:p>
            </table:table-cell>
            <table:table-cell office:value-type="string" calcext:value-type="string">
              <text:p>F1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 Accord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Warden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Warden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6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laims of Nobility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16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ttac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1st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uste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2nd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3rd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4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5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6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ats &amp; Fiefs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16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i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udal Law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Warden's Lev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ast Day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61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kirmisher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worn Guardian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arden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617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udal Court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6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Counci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s Gain Power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6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Overlord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Overlord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7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ycopha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7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Reach Rejects Overlord</text:p>
            </table:table-cell>
            <table:table-cell office:value-type="string" calcext:value-type="string">
              <text:p>Outrage</text:p>
            </table:table-cell>
            <table:table-cell office:value-type="string" calcext:value-type="string">
              <text:p>F17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Survivalist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Survivalist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8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Vow of Survival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8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turning 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rant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uilding Bunk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8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ug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unk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8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ug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Captive Releas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8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Redeemer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Redeemer Act I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9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re of the Keeper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9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buke of the Keepers</text:p>
            </table:table-cell>
            <table:table-cell office:value-type="string" calcext:value-type="string">
              <text:p>Power</text:p>
            </table:table-cell>
            <table:table-cell office:value-type="string" calcext:value-type="string">
              <text:p>F19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/>
          <table:table-cell office:value-type="string" calcext:value-type="string">
            <text:p>Relic Fence</text:p>
          </table:table-cell>
          <table:table-cell office:value-type="string" calcext:value-type="string">
            <text:p>Relic</text:p>
          </table:table-cell>
          <table:table-cell office:value-type="string" calcext:value-type="string">
            <text:p>F1904</text:p>
          </table:table-cell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Guardian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Guardian Act I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0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reen Vault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0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Trus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re of the Tycoon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20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denguard Ambition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0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Naturalist</text:p>
            </table:table-cell>
            <table:table-cell office:value-type="string" calcext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Naturalist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21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Blight Society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21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table:style-name="ce27" office:value-type="string" calcext:value-type="string">
            <text:p>Repai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pore Guide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21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Number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Blightkin Ambition</text:p>
            </table:table-cell>
            <table:table-cell table:style-name="ce27" office:value-type="string" calcext:value-type="string">
              <text:p>Blight</text:p>
            </table:table-cell>
            <table:table-cell office:value-type="string" calcext:value-type="string">
              <text:p>F21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Gate Wraith</text:p>
            </table:table-cell>
            <table:table-cell office:value-type="string" calcext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Gate Wraith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22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tapult Overdr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22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Gates &amp; Placing Passages</text:p>
            </table:table-cell>
            <table:table-cell office:value-type="string" calcext:value-type="string">
              <text:p>Armor</text:p>
            </table:table-cell>
            <table:table-cell office:value-type="string" calcext:value-type="string">
              <text:p>F2203</text:p>
            </table:table-cell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The Dead L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2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rand 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ssages &amp; The Twisted Passage</text:p>
            </table:table-cell>
            <table:table-cell office:value-type="string" calcext:value-type="string">
              <text:p>Catapult</text:p>
            </table:table-cell>
            <table:table-cell office:value-type="string" calcext:value-type="string">
              <text:p>F22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ssage Storm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22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Conspirator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Foiling Conspiracies</text:p>
            </table:table-cell>
            <table:table-cell table:style-name="ce27" office:value-type="string" calcext:value-type="string">
              <text:p>Rival</text:p>
            </table:table-cell>
            <table:table-cell office:value-type="string" calcext:value-type="string">
              <text:p>F23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V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Judge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Judge Act I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Vow of Fairnes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/>
            <table:table-cell office:value-type="string" calcext:value-type="string">
              <text:p>The Arbi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 table:number-columns-repeated="3"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ival</text:p>
          </table:table-cell>
          <table:table-cell table:number-columns-repeated="3"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Judge's Chosen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24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Judge Sets Agenda</text:p>
            </table:table-cell>
            <table:table-cell office:value-type="string" calcext:value-type="string">
              <text:p>Ambition Marker</text:p>
            </table:table-cell>
            <table:table-cell office:value-type="string" calcext:value-type="string">
              <text:p>F24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/>
            <table:table-cell table:style-name="ce27"/>
            <table:table-cell/>
          </table:table-row>
          <table:table-row table:style-name="ro1" table:number-rows-repeated="10">
            <table:table-cell table:number-columns-repeated="4"/>
            <table:table-cell table:style-name="ce27"/>
            <table:table-cell/>
          </table:table-row>
        </table:table-row-group>
        <table:table-row table:style-name="ro1" table:number-rows-repeated="18">
          <table:table-cell table:number-columns-repeated="4"/>
          <table:table-cell table:style-name="ce27"/>
          <table:table-cell/>
        </table:table-row>
        <table:table-row table:style-name="ro1" table:number-rows-repeated="4">
          <table:table-cell table:number-columns-repeated="6"/>
        </table:table-row>
        <table:table-row table:style-name="ro1" table:number-rows-repeated="755"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number-columns-repeated="3"/>
        </table:table-row>
        <calcext:conditional-formats>
          <calcext:conditional-format calcext:target-range-address="Fate.C484:Fate.C485 Fate.C427:Fate.C452 Fate.C459:Fate.C459 Fate.C463:Fate.C463 Fate.C471:Fate.C471 Fate.C476:Fate.C479">
            <calcext:condition calcext:apply-style-name="NoColor" calcext:value="=0" calcext:base-cell-address="Fate.C427"/>
            <calcext:condition calcext:apply-style-name="LightRed" calcext:value="formula-is(COUNTIF([$Mechanics.A:.A]; [.C427]) = 0)" calcext:base-cell-address="Fate.C427"/>
          </calcext:conditional-format>
          <calcext:conditional-format calcext:target-range-address="Fate.C710:Fate.C711 Fate.C565:Fate.C594 Fate.C487:Fate.C554 Fate.C556:Fate.C563">
            <calcext:condition calcext:apply-style-name="NoColor" calcext:value="=0" calcext:base-cell-address="Fate.C487"/>
            <calcext:condition calcext:apply-style-name="LightRed" calcext:value="formula-is(COUNTIF([$Mechanics.A:.A]; [.C487]) = 0)" calcext:base-cell-address="Fate.C487"/>
          </calcext:conditional-format>
          <calcext:conditional-format calcext:target-range-address="Fate.C2:Fate.C31 Fate.C262:Fate.C262 Fate.C267:Fate.C277 Fate.C281:Fate.C282 Fate.C286:Fate.C288 Fate.C297:Fate.C327 Fate.C331:Fate.C331 Fate.C333:Fate.C333 Fate.C339:Fate.C339 Fate.C345:Fate.C347 Fate.C353:Fate.C353 Fate.C386:Fate.C386 Fate.C388:Fate.C390 Fate.C403:Fate.C405 Fate.C425:Fate.C425 Fate.C565:Fate.C594 Fate.C710:Fate.C711 Fate.C1876:Fate.C2631 Fate.C806:Fate.C842 Fate.C906:Fate.C906 Fate.C1025:Fate.C1025 Fate.C1119:Fate.C1119 Fate.C1226:Fate.C1227 Fate.C1307:Fate.C1308 Fate.C1390:Fate.C1391 Fate.C1571:Fate.C1571 Fate.C1592:Fate.C1593 Fate.C1642:Fate.C1643 Fate.C1663:Fate.C1664 Fate.C1719:Fate.C1734 Fate.C1796:Fate.C1802 Fate.C1836:Fate.C1843 Fate.E1840:Fate.E1871 Fate.C34:Fate.C63 Fate.C487:Fate.C554 Fate.C556:Fate.C563 Fate.C1698:Fate.C1717">
            <calcext:condition calcext:apply-style-name="NoColor" calcext:value="=0" calcext:base-cell-address="Fate.C2"/>
            <calcext:condition calcext:apply-style-name="LightRed" calcext:value="formula-is(COUNTIF([$Mechanics.A:.A]; [.C2]) = 0)" calcext:base-cell-address="Fate.C2"/>
          </calcext:conditional-format>
          <calcext:conditional-format calcext:target-range-address="Fate.C32:Fate.C32">
            <calcext:condition calcext:apply-style-name="NoColor" calcext:value="=0" calcext:base-cell-address="Fate.C32"/>
            <calcext:condition calcext:apply-style-name="LightRed" calcext:value="formula-is(COUNTIF([$Mechanics.A:.A]; [.C32]) = 0)" calcext:base-cell-address="Fate.C32"/>
          </calcext:conditional-format>
          <calcext:conditional-format calcext:target-range-address="Fate.C33:Fate.C63">
            <calcext:condition calcext:apply-style-name="NoColor" calcext:value="=0" calcext:base-cell-address="Fate.C33"/>
            <calcext:condition calcext:apply-style-name="LightRed" calcext:value="formula-is(COUNTIF([$Mechanics.A:.A]; [.C33]) = 0)" calcext:base-cell-address="Fate.C33"/>
          </calcext:conditional-format>
          <calcext:conditional-format calcext:target-range-address="Fate.C34:Fate.C63">
            <calcext:condition calcext:apply-style-name="NoColor" calcext:value="=0" calcext:base-cell-address="Fate.C34"/>
            <calcext:condition calcext:apply-style-name="LightRed" calcext:value="formula-is(COUNTIF([$Mechanics.A:.A]; [.C34]) = 0)" calcext:base-cell-address="Fate.C34"/>
          </calcext:conditional-format>
          <calcext:conditional-format calcext:target-range-address="Fate.C64:Fate.C66">
            <calcext:condition calcext:apply-style-name="NoColor" calcext:value="=0" calcext:base-cell-address="Fate.C64"/>
            <calcext:condition calcext:apply-style-name="LightRed" calcext:value="formula-is(COUNTIF([$Mechanics.A:.A]; [.C64]) = 0)" calcext:base-cell-address="Fate.C64"/>
          </calcext:conditional-format>
          <calcext:conditional-format calcext:target-range-address="Fate.C64:Fate.C66">
            <calcext:condition calcext:apply-style-name="NoColor" calcext:value="=0" calcext:base-cell-address="Fate.C64"/>
            <calcext:condition calcext:apply-style-name="LightRed" calcext:value="formula-is(COUNTIF([$Mechanics.A:.A]; [.C64]) = 0)" calcext:base-cell-address="Fate.C64"/>
          </calcext:conditional-format>
          <calcext:conditional-format calcext:target-range-address="Fate.C64:Fate.C65">
            <calcext:condition calcext:apply-style-name="NoColor" calcext:value="=0" calcext:base-cell-address="Fate.C64"/>
            <calcext:condition calcext:apply-style-name="LightRed" calcext:value="formula-is(COUNTIF([$Mechanics.A:.A]; [.C64]) = 0)" calcext:base-cell-address="Fate.C64"/>
          </calcext:conditional-format>
          <calcext:conditional-format calcext:target-range-address="Fate.C147:Fate.C166 Fate.C203:Fate.C203 Fate.C210:Fate.C228 Fate.C236:Fate.C236 Fate.C248:Fate.C248 Fate.C253:Fate.C253 Fate.C67:Fate.C145">
            <calcext:condition calcext:apply-style-name="NoColor" calcext:value="=0" calcext:base-cell-address="Fate.C67"/>
            <calcext:condition calcext:apply-style-name="LightRed" calcext:value="formula-is(COUNTIF([$Mechanics.A:.A]; [.C67]) = 0)" calcext:base-cell-address="Fate.C67"/>
          </calcext:conditional-format>
          <calcext:conditional-format calcext:target-range-address="Fate.C67:Fate.C138">
            <calcext:condition calcext:apply-style-name="NoColor" calcext:value="=0" calcext:base-cell-address="Fate.C67"/>
            <calcext:condition calcext:apply-style-name="LightRed" calcext:value="formula-is(COUNTIF([$Mechanics.A:.A]; [.C67]) = 0)" calcext:base-cell-address="Fate.C67"/>
          </calcext:conditional-format>
          <calcext:conditional-format calcext:target-range-address="Fate.C67:Fate.C137">
            <calcext:condition calcext:apply-style-name="NoColor" calcext:value="=0" calcext:base-cell-address="Fate.C67"/>
            <calcext:condition calcext:apply-style-name="LightRed" calcext:value="formula-is(COUNTIF([$Mechanics.A:.A]; [.C67]) = 0)" calcext:base-cell-address="Fate.C67"/>
          </calcext:conditional-format>
        </calcext:conditional-formats>
      </table:table>
      <table:named-expressions/>
      <table:database-ranges>
        <table:database-range table:name="__Anonymous_Sheet_DB__0" table:target-range-address="Mechanics.A2:Mechanics.D15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NoColor" style:family="table-cell" style:parent-style-name="Default">
      <style:table-cell-properties fo:background-color="transparent"/>
    </style:style>
    <style:style style:name="LightRed" style:family="table-cell" style:parent-style-name="Default">
      <style:table-cell-properties fo:background-color="#ff6d6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8:18:18.60808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4:58:53.978247200</meta:creation-date>
    <dc:date>2025-08-11T00:20:34.478806900</dc:date>
    <meta:editing-duration>P5DT23H2M48S</meta:editing-duration>
    <meta:editing-cycles>314</meta:editing-cycles>
    <meta:generator>LibreOffice/25.2.4.3$Windows_X86_64 LibreOffice_project/33e196637044ead23f5c3226cde09b47731f7e27</meta:generator>
    <meta:print-date>2025-07-21T11:20:04.122141600</meta:print-date>
    <meta:document-statistic meta:table-count="2" meta:cell-count="3973" meta:object-count="0"/>
  </office:meta>
</office:document-meta>
</file>